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5.382cm" style:use-optimal-column-width="false"/>
    </style:style>
    <style:style style:name="co2" style:family="table-column">
      <style:table-column-properties style:column-width="5.396cm" style:use-optimal-column-width="false"/>
    </style:style>
    <style:style style:name="ro1" style:family="table-row">
      <style:table-row-properties style:row-height="1.873cm" style:use-optimal-row-height="false"/>
    </style:style>
    <style:style style:name="ro2" style:family="table-row">
      <style:table-row-properties style:row-height="1.875cm" style:use-optimal-row-height="false"/>
    </style:style>
    <style:style style:name="P1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26.923cm" svg:height="14.985cm" svg:x="0.508cm" svg:y="0.5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OSI Model</text:p>
              </table:table-cell>
              <table:table-cell>
                <text:p>Layer Number</text:p>
              </table:table-cell>
              <table:table-cell>
                <text:p>TCP/IP Layer</text:p>
              </table:table-cell>
              <table:table-cell>
                <text:p>Other Protocol</text:p>
              </table:table-cell>
            </table:table-row>
            <table:table-row table:style-name="ro1" table:default-cell-style-name="gray2">
              <table:table-cell>
                <text:p>Alligator</text:p>
              </table:table-cell>
              <table:table-cell>
                <text:p>Application</text:p>
              </table:table-cell>
              <table:table-cell table:number-rows-spanned="3">
                <text:p>L7(Firewall)</text:p>
              </table:table-cell>
              <table:table-cell table:number-rows-spanned="3">
                <text:p>HTTP</text:p>
              </table:table-cell>
              <table:table-cell table:number-rows-spanned="3">
                <text:p>FTP, Telnet, ...</text:p>
              </table:table-cell>
            </table:table-row>
            <table:table-row table:style-name="ro1" table:default-cell-style-name="gray1">
              <table:table-cell>
                <text:p>Pet</text:p>
              </table:table-cell>
              <table:table-cell>
                <text:p>Presentation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gray2">
              <table:table-cell>
                <text:p>Steve’s</text:p>
              </table:table-cell>
              <table:table-cell>
                <text:p>Session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gray1">
              <table:table-cell>
                <text:p>Touch</text:p>
              </table:table-cell>
              <table:table-cell>
                <text:p>Transport</text:p>
              </table:table-cell>
              <table:table-cell>
                <text:p>L4(NAT)</text:p>
              </table:table-cell>
              <table:table-cell>
                <text:p>TCP</text:p>
              </table:table-cell>
              <table:table-cell>
                <text:p>UDP, ICMP(?), ...</text:p>
              </table:table-cell>
            </table:table-row>
            <table:table-row table:style-name="ro1" table:default-cell-style-name="gray2">
              <table:table-cell>
                <text:p>Not</text:p>
              </table:table-cell>
              <table:table-cell>
                <text:p>Network</text:p>
              </table:table-cell>
              <table:table-cell>
                <text:p>L3(Router)</text:p>
              </table:table-cell>
              <table:table-cell>
                <text:p>IP</text:p>
              </table:table-cell>
              <table:table-cell>
                <text:p>IP6, ARP(?), ...</text:p>
              </table:table-cell>
            </table:table-row>
            <table:table-row table:style-name="ro1" table:default-cell-style-name="gray1">
              <table:table-cell>
                <text:p>Do</text:p>
              </table:table-cell>
              <table:table-cell>
                <text:p>Data Link</text:p>
              </table:table-cell>
              <table:table-cell>
                <text:p>L2(Switch)</text:p>
              </table:table-cell>
              <table:table-cell>
                <text:p>Ethernet</text:p>
              </table:table-cell>
              <table:table-cell>
                <text:p>PPP, HDLC, ...</text:p>
              </table:table-cell>
            </table:table-row>
            <table:table-row table:style-name="ro2" table:default-cell-style-name="gray2">
              <table:table-cell>
                <text:p>Please</text:p>
              </table:table-cell>
              <table:table-cell>
                <text:p>Physical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7T17:19:21.936547303</meta:creation-date>
    <dc:date>2020-03-27T20:40:41.362054511</dc:date>
    <meta:editing-duration>PT20M2S</meta:editing-duration>
    <meta:editing-cycles>6</meta:editing-cycles>
    <meta:generator>LibreOffice/6.4.1.2$Linux_X86_64 LibreOffice_project/40$Build-2</meta:generator>
    <meta:document-statistic meta:object-count="24"/>
  </office:meta>
</office:document-meta>
</file>